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99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8.7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ngle="9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rotation-angle="9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9" table:default-cell-style-name="ce1"/>
        <table:table-column table:style-name="co3" table:number-columns-repeated="1014" table:default-cell-style-name="Default"/>
        <table:table-row table:style-name="ro1" table:number-rows-repeated="2">
          <table:table-cell table:style-name="ce1"/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ce2"/>
          <table:table-cell table:style-name="ce4" office:value-type="string" calcext:value-type="string">
            <text:p>Alquilar un local en Brasil.</text:p>
          </table:table-cell>
          <table:table-cell table:style-name="ce4" office:value-type="string" calcext:value-type="string">
            <text:p>Contratar diseñadores gráficos.</text:p>
          </table:table-cell>
          <table:table-cell table:style-name="ce4" office:value-type="string" calcext:value-type="string">
            <text:p>Realizar un estudio de mercado en el sur de Brasil.</text:p>
          </table:table-cell>
          <table:table-cell table:style-name="ce4" office:value-type="string" calcext:value-type="string">
            <text:p>Contratar un técnico electricista o un ingeniero eléctrico.</text:p>
          </table:table-cell>
          <table:table-cell table:style-name="ce4" office:value-type="string" calcext:value-type="string">
            <text:p>Comprar un transporte específico para la distribución de aberturas en Brasil.</text:p>
          </table:table-cell>
          <table:table-cell table:style-name="ce4" office:value-type="string" calcext:value-type="string">
            <text:p>Contratar un docente de portugués.</text:p>
          </table:table-cell>
          <table:table-cell table:style-name="ce4" office:value-type="string" calcext:value-type="string">
            <text:p>Realizar campaña publicitaria en los medios de comunicación.</text:p>
          </table:table-cell>
          <table:table-cell table:style-name="ce4" office:value-type="string" calcext:value-type="string">
            <text:p>Búsqueda de empleados para reforzar las distintas áreas.</text:p>
          </table:table-cell>
          <table:table-cell table:style-name="ce4" office:value-type="string" calcext:value-type="string">
            <text:p>Reuniones con distribuidores brasileños.</text:p>
          </table:table-cell>
          <table:table-cell table:style-name="ce5" table:number-columns-repeated="1014"/>
        </table:table-row>
        <table:table-row table:style-name="ro3">
          <table:table-cell office:value-type="string" calcext:value-type="string">
            <text:p>Capacitar a los empleados en el idioma portugué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jorar la relación con los proveedores de Brasil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pacitar personal de reser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ducir un 10% de la energía eléctrica utilizada en el proceso de producción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ducir un 10% los tiempos de fabricación de aberturas personalizad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ernizar el diseño de la imagen empresa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ntener porcentaje de ventas en los clientes habitual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umentar en un 10% el porcentaje de ventas de las aberturas personalizad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scar representantes de ventas en Brasil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ducir costos de producción en un 10%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umentar ventas de las aberturas más robustas en un 20%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umentar en un 30% las ventas a los clientes en Bras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ntener las fuentes de financiamiento actuales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29:00.634000000</meta:creation-date>
    <dc:date>2018-11-14T11:31:02.290000000</dc:date>
    <meta:editing-duration>PT2M3S</meta:editing-duration>
    <meta:editing-cycles>1</meta:editing-cycles>
    <meta:document-statistic meta:table-count="1" meta:cell-count="22" meta:object-count="0"/>
    <meta:generator>LibreOffice/6.0.2.1$Windows_X86_64 LibreOffice_project/f7f06a8f319e4b62f9bc5095aa112a65d2f3ac89</meta:generator>
    <meta:user-defined meta:name=""/>
  </office:meta>
</office:document-meta>
</file>